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1" svg:font-family="'Courier New'" style:font-family-generic="modern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Century Schoolbook L" svg:font-family="'Century Schoolbook L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Century Schoolbook L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00000" style:font-name="Century Schoolbook 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Century Schoolbook L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000000" style:font-name="Century Schoolbook 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p38">
      <loext:graphic-properties draw:fill="solid" draw:fill-color="#ffffff"/>
      <style:paragraph-properties fo:text-align="center" style:justify-single-word="false" fo:background-color="#ffffff"/>
    </style:style>
    <style:style style:name="P7" style:family="paragraph" style:parent-style-name="p38">
      <loext:graphic-properties draw:fill="solid" draw:fill-color="#ffffff"/>
      <style:paragraph-properties fo:text-align="center" style:justify-single-word="false" fo:background-color="#ffffff"/>
      <style:text-properties fo:color="#000000" style:font-name="Century Schoolbook L" fo:font-size="12pt" fo:font-weight="bold" style:font-size-asian="12pt" style:font-weight-asian="bold" style:font-size-complex="12pt" style:font-weight-complex="bold"/>
    </style:style>
    <style:style style:name="P8" style:family="paragraph" style:parent-style-name="p38">
      <loext:graphic-properties draw:fill="solid" draw:fill-color="#ffffff"/>
      <style:paragraph-properties fo:text-align="center" style:justify-single-word="false" fo:background-color="#ffffff"/>
      <style:text-properties fo:color="#000000" style:font-name="Century Schoolbook L" fo:font-size="12pt" fo:font-weight="bold" style:font-size-asian="12pt" style:font-weight-asian="bold" style:font-size-complex="12pt"/>
    </style:style>
    <style:style style:name="P9" style:family="paragraph" style:parent-style-name="p38">
      <loext:graphic-properties draw:fill="solid" draw:fill-color="#ffffff"/>
      <style:paragraph-properties fo:text-align="center" style:justify-single-word="false" fo:background-color="#ffffff"/>
      <style:text-properties style:font-name="Century Schoolbook L" fo:font-size="12pt" style:font-size-asian="12pt" style:font-size-complex="12pt"/>
    </style:style>
    <style:style style:name="P10" style:family="paragraph" style:parent-style-name="p37">
      <loext:graphic-properties draw:fill="solid" draw:fill-color="#ffffff"/>
      <style:paragraph-properties fo:text-align="center" style:justify-single-word="false" fo:background-color="#ffffff" fo:padding-left="0cm" fo:padding-right="0cm" fo:padding-top="0cm" fo:padding-bottom="0.035cm" fo:border-left="none" fo:border-right="none" fo:border-top="none" fo:border-bottom="1.5pt solid #00000a"/>
    </style:style>
    <style:style style:name="P11" style:family="paragraph" style:parent-style-name="Preformatted_20_Text">
      <style:paragraph-properties fo:text-align="justify" style:justify-single-word="false"/>
      <style:text-properties fo:color="#000000" style:font-name="Courier 10 Pitch" fo:font-size="9pt" style:font-size-asian="9pt" style:font-size-complex="9pt"/>
    </style:style>
    <style:style style:name="P12" style:family="paragraph" style:parent-style-name="Preformatted_20_Text">
      <style:paragraph-properties fo:text-align="justify" style:justify-single-word="false"/>
      <style:text-properties style:font-name="Courier 10 Pitch" fo:font-size="9pt" style:font-size-asian="9pt" style:font-size-complex="9pt"/>
    </style:style>
    <style:style style:name="P13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 style:font-name="Courier 10 Pitch" fo:font-size="9pt" style:font-size-asian="9pt" style:font-size-complex="9pt"/>
    </style:style>
    <style:style style:name="P1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Courier 10 Pitch" fo:font-size="9pt" style:font-size-asian="9pt" style:font-size-complex="9pt"/>
    </style:style>
    <style:style style:name="P1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Century Schoolbook L" fo:font-size="12pt" officeooo:paragraph-rsid="00089523" style:font-size-asian="12pt" style:font-size-complex="12pt"/>
    </style:style>
    <style:style style:name="P1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Courier 10 Pitch" fo:font-size="9pt" style:font-size-asian="9pt" style:font-size-complex="9pt"/>
    </style:style>
    <style:style style:name="P1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Courier 10 Pitch" fo:font-size="9pt" style:font-size-asian="9pt" style:font-size-complex="9pt"/>
    </style:style>
    <style:style style:name="P18" style:family="paragraph" style:parent-style-name="p39">
      <loext:graphic-properties draw:fill="solid" draw:fill-color="#ffffff"/>
      <style:paragraph-properties fo:margin-left="0cm" fo:margin-right="0cm" fo:text-align="end" style:justify-single-word="false" fo:text-indent="0cm" style:auto-text-indent="false" fo:background-color="#ffffff"/>
      <style:text-properties fo:color="#000000" style:font-name="Century Schoolbook L" fo:font-size="12pt" style:font-size-asian="12pt" style:font-size-complex="12pt"/>
    </style:style>
    <style:style style:name="P19" style:family="paragraph" style:parent-style-name="p39">
      <loext:graphic-properties draw:fill="solid" draw:fill-color="#ffffff"/>
      <style:paragraph-properties fo:margin-left="0cm" fo:margin-right="0cm" fo:text-indent="0cm" style:auto-text-indent="false" fo:background-color="#ffffff"/>
      <style:text-properties fo:color="#000000" style:font-name="Century Schoolbook L" fo:font-size="12pt" style:font-size-asian="12pt" style:font-size-complex="12pt"/>
    </style:style>
    <style:style style:name="P20" style:family="paragraph" style:parent-style-name="p39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/>
      <style:text-properties fo:color="#000000" style:font-name="Century Schoolbook L" fo:font-size="12pt" style:font-size-asian="12pt" style:font-size-complex="12pt"/>
    </style:style>
    <style:style style:name="P21" style:family="paragraph" style:parent-style-name="Текст_20_пособия_20_Знак">
      <style:text-properties style:font-name="Century Schoolbook L" fo:font-size="12pt" officeooo:paragraph-rsid="00015815" style:font-size-asian="12pt" style:font-size-complex="12pt"/>
    </style:style>
    <style:style style:name="P22" style:family="paragraph" style:parent-style-name="Текст_20_пособия_20_Знак">
      <style:text-properties style:font-name="Century Schoolbook L" fo:font-weight="bold" officeooo:rsid="00019a96" officeooo:paragraph-rsid="00019a96" style:font-weight-asian="bold" style:font-weight-complex="bold"/>
    </style:style>
    <style:style style:name="P23" style:family="paragraph" style:parent-style-name="Текст_20_пособия_20_Знак">
      <style:text-properties style:font-name="Century Schoolbook L" fo:font-weight="normal" officeooo:paragraph-rsid="00015815" style:font-weight-asian="normal" style:font-weight-complex="normal"/>
    </style:style>
    <style:style style:name="P24" style:family="paragraph" style:parent-style-name="Текст_20_пособия_20_Знак">
      <style:text-properties fo:color="#000000" style:font-name="Century Schoolbook L" fo:font-size="12pt" fo:font-weight="normal" officeooo:paragraph-rsid="00015815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text-indent="1cm" style:auto-text-indent="false"/>
      <style:text-properties style:font-name="Century Schoolbook L" fo:font-size="12pt" fo:font-weight="bold" officeooo:paragraph-rsid="00015815" style:font-size-asian="12pt" style:font-weight-asian="bold" style:font-size-complex="12pt"/>
    </style:style>
    <style:style style:name="P26" style:family="paragraph" style:parent-style-name="Текст_20_пособия_20_Знак">
      <style:paragraph-properties fo:margin-left="0cm" fo:margin-right="0cm" fo:text-align="justify" style:justify-single-word="false" fo:text-indent="1cm" style:auto-text-indent="false"/>
      <style:text-properties fo:color="#000000" style:font-name="Century Schoolbook L" fo:font-size="12pt" fo:font-weight="normal" officeooo:paragraph-rsid="00015815" style:font-size-asian="12pt" style:font-weight-asian="normal" style:font-size-complex="12pt" style:font-weight-complex="normal"/>
    </style:style>
    <style:style style:name="P27" style:family="paragraph" style:parent-style-name="p39">
      <loext:graphic-properties draw:fill="solid" draw:fill-color="#ffffff"/>
      <style:paragraph-properties fo:margin-left="10.252cm" fo:margin-right="0cm" fo:text-align="end" style:justify-single-word="false" fo:text-indent="0cm" style:auto-text-indent="false" fo:background-color="#ffffff"/>
      <style:text-properties fo:color="#000000" style:font-name="Century Schoolbook L" fo:font-size="12pt" style:font-size-asian="12pt" style:font-size-complex="12pt"/>
    </style:style>
    <style:style style:name="P28" style:family="paragraph" style:parent-style-name="p39">
      <loext:graphic-properties draw:fill="solid" draw:fill-color="#ffffff"/>
      <style:paragraph-properties fo:margin-left="10.252cm" fo:margin-right="0cm" fo:text-align="end" style:justify-single-word="false" fo:text-indent="0cm" style:auto-text-indent="false" fo:background-color="#ffffff"/>
      <style:text-properties fo:color="#000000" style:font-name="Century Schoolbook L" fo:font-size="12pt" fo:background-color="#ffffff" style:font-size-asian="12pt" style:font-name-complex="Tahoma" style:font-size-complex="12pt"/>
    </style:style>
    <style:style style:name="P29" style:family="paragraph" style:parent-style-name="p37" style:master-page-name="Standard">
      <loext:graphic-properties draw:fill="solid" draw:fill-color="#ffffff"/>
      <style:paragraph-properties fo:text-align="center" style:justify-single-word="false" style:page-number="auto" fo:background-color="#ffffff"/>
    </style:style>
    <style:style style:name="P30" style:family="paragraph" style:parent-style-name="Текст_20_пособия_20_Знак" style:list-style-name="WW8Num1">
      <style:text-properties style:font-name="Century Schoolbook L" fo:language="en" fo:country="US" fo:font-weight="normal" officeooo:paragraph-rsid="00015815" style:font-weight-asian="normal" style:font-weight-complex="normal"/>
    </style:style>
    <style:style style:name="P31" style:family="paragraph" style:parent-style-name="Текст_20_пособия_20_Знак" style:list-style-name="WW8Num1">
      <style:paragraph-properties fo:text-align="justify" style:justify-single-word="false"/>
      <style:text-properties fo:color="#000000" style:font-name="Century Schoolbook L" fo:font-size="12pt" fo:language="en" fo:country="US" fo:font-weight="normal" officeooo:paragraph-rsid="00015815" style:font-size-asian="12pt" style:font-weight-asian="normal" style:font-size-complex="12pt" style:font-weight-complex="normal"/>
    </style:style>
    <style:style style:name="P3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 style:font-name="Century Schoolbook L" fo:font-size="12pt" fo:font-weight="bold" officeooo:rsid="00021eb8" officeooo:paragraph-rsid="00089523" style:font-size-asian="12pt" style:font-weight-asian="bold" style:font-size-complex="12pt" style:font-weight-complex="bold"/>
    </style:style>
    <style:style style:name="P3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8000" style:font-name="Courier 10 Pitch" fo:font-size="10pt" style:font-size-asian="10pt" style:font-size-complex="10pt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/>
    </style:style>
    <style:style style:name="T2" style:family="text">
      <style:text-properties fo:color="#000000" style:font-name="Century Schoolbook L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style:font-name="Century Schoolbook L" fo:font-size="12pt" fo:font-weight="bold" officeooo:rsid="00012d2f" style:font-size-asian="12pt" style:font-weight-asian="bold" style:font-size-complex="12pt" style:font-weight-complex="bold"/>
    </style:style>
    <style:style style:name="T4" style:family="text">
      <style:text-properties fo:color="#000000" style:font-name="Century Schoolbook L" fo:font-size="12pt" fo:font-weight="bold" officeooo:rsid="00021eb8" style:font-size-asian="12pt" style:font-weight-asian="bold" style:font-size-complex="12pt" style:font-weight-complex="bold"/>
    </style:style>
    <style:style style:name="T5" style:family="text">
      <style:text-properties fo:color="#000000" fo:font-style="italic"/>
    </style:style>
    <style:style style:name="T6" style:family="text">
      <style:text-properties fo:color="#000000" officeooo:rsid="0008b529"/>
    </style:style>
    <style:style style:name="T7" style:family="text">
      <style:text-properties fo:language="en" fo:country="US"/>
    </style:style>
    <style:style style:name="T8" style:family="text">
      <style:text-properties fo:color="#000080"/>
    </style:style>
    <style:style style:name="T9" style:family="text">
      <style:text-properties fo:color="#000080" fo:font-weight="normal" style:font-weight-asian="normal" style:font-weight-complex="normal"/>
    </style:style>
    <style:style style:name="T10" style:family="text">
      <style:text-properties fo:color="#000080" style:font-name="Courier 10 Pitch" fo:font-size="9pt" style:font-size-asian="9pt" style:font-size-complex="9pt"/>
    </style:style>
    <style:style style:name="T11" style:family="text">
      <style:text-properties fo:color="#c0c0c0"/>
    </style:style>
    <style:style style:name="T12" style:family="text">
      <style:text-properties fo:color="#c0c0c0" fo:font-weight="normal" style:font-weight-asian="normal" style:font-weight-complex="normal"/>
    </style:style>
    <style:style style:name="T13" style:family="text">
      <style:text-properties fo:color="#c0c0c0" style:font-name="Courier 10 Pitch" fo:font-size="9pt" style:font-size-asian="9pt" style:font-size-complex="9pt"/>
    </style:style>
    <style:style style:name="T14" style:family="text">
      <style:text-properties fo:color="#008000"/>
    </style:style>
    <style:style style:name="T15" style:family="text">
      <style:text-properties fo:color="#008000" fo:font-weight="normal" style:font-weight-asian="normal" style:font-weight-complex="normal"/>
    </style:style>
    <style:style style:name="T16" style:family="text">
      <style:text-properties fo:color="#008000" style:font-name="Courier 10 Pitch" fo:font-size="9pt" style:font-size-asian="9pt" style:font-size-complex="9pt"/>
    </style:style>
    <style:style style:name="T17" style:family="text">
      <style:text-properties fo:color="#808000"/>
    </style:style>
    <style:style style:name="T18" style:family="text">
      <style:text-properties fo:color="#800080"/>
    </style:style>
    <style:style style:name="T19" style:family="text">
      <style:text-properties fo:color="#800000"/>
    </style:style>
    <style:style style:name="gr1" style:family="graphic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s1"><text:span text:style-name="T2">Санкт-Петербургский государственный университет телекоммуникаций им.проф. М.А.Бонч-Бруевича</text:span></text:span></text:p>
      <text:p text:style-name="P10"><text:span text:style-name="s1"><text:span text:style-name="T2">Факультет Инфокоммуникационных сетей и систем</text:span></text:span></text:p>
      <text:p text:style-name="P8">Отчет</text:p>
      <text:p text:style-name="P8">Объектно-ориентированное программирование</text:p>
      <text:p text:style-name="P6"><text:span text:style-name="s1"><text:span text:style-name="T2">Лабораторная работа №</text:span></text:span><text:span text:style-name="s1"><text:span text:style-name="T3">6</text:span></text:span></text:p>
      <text:p text:style-name="P6"><text:span text:style-name="s1"><text:span text:style-name="T2">«</text:span></text:span><text:span text:style-name="s1"><text:span text:style-name="T3">Создание проекта с графическим интерфейсом с использованием библиотеки Qt</text:span></text:span><text:span text:style-name="s1"><text:span text:style-name="T2">»</text:span></text:span></text:p>
      <text:p text:style-name="P7"><text:span text:style-name="s1"/></text:p>
      <text:p text:style-name="P9"/>
      <text:p text:style-name="P9"/>
      <text:p text:style-name="P9"/>
      <text:p text:style-name="P9"/>
      <text:p text:style-name="P9"/>
      <text:p text:style-name="P18"/>
      <text:p text:style-name="P18"><text:s/>Выполнила</text:p>
      <text:p text:style-name="P27">студ.2 курса, гр. ИКПИ-43</text:p>
      <text:p text:style-name="P27">Каюкова Ю.</text:p>
      <text:p text:style-name="P28">Преподаватель: </text:p>
      <text:p text:style-name="P28">Козин Станислав Васильевич</text:p>
      <text:p text:style-name="P18"><text:tab/><text:tab/><text:tab/><text:tab/><text:tab/><text:tab/><text:tab/><text:tab/></text:p>
      <text:p text:style-name="P18"/>
      <text:p text:style-name="P19"/>
      <text:p text:style-name="P20">Санкт-Петербург</text:p>
      <text:p text:style-name="P3">2015</text:p>
      <text:p text:style-name="P3"/>
      <text:p text:style-name="P4"><text:soft-page-break/>Задание</text:p>
      <text:p text:style-name="P4"><draw:line text:anchor-type="paragraph" draw:z-index="0" draw:style-name="gr1" draw:text-style-name="P34" svg:x1="-0.547cm" svg:y1="0.333cm" svg:x2="17.764cm" svg:y2="0.333cm"><text:p/></draw:line></text:p>
      <text:p text:style-name="P25">6. 1. Постановка задачи. </text:p>
      <text:p text:style-name="P21">В настоящей лабораторной работе необходимо разработать приложение, обладающее графическим интерфейсом с использованием средств библиотеки <text:span text:style-name="T7">Qt</text:span>. В приложении должно быть предусмотрено меню и панель инструментов. Ниже сформулирован ряд задач. Предлагаемые задачи достаточно просты, что позволяет сосредоточить внимание на вопросах организации интерфейса. </text:p>
      <text:p text:style-name="P26">В настоящей лабораторной работе предлагаются две группы задач. в первой группе задач требуется разработать одну из разновидностей калькулятора. Ко второй группе задач относятся задачи, связанные с манипуляцией с содержимым текстового однострочного редактора.</text:p>
      <text:p text:style-name="P1"><draw:line text:anchor-type="paragraph" draw:z-index="1" draw:style-name="gr1" draw:text-style-name="P34" svg:x1="-1.233cm" svg:y1="0.23cm" svg:x2="17.872cm" svg:y2="0.205cm"><text:p/></draw:line></text:p>
      <text:p text:style-name="P22">Задача</text:p>
      <text:p text:style-name="P23">На форме имеются два компонента <text:span text:style-name="T7">LineEdit</text:span>, горизонтально скомпонованные. Обеспечить выполнение следующих операций<text:span text:style-name="T7">:</text:span></text:p>
      <text:list xml:id="list5217568986257561241" text:style-name="WW8Num1">
        <text:list-item>
          <text:p text:style-name="P30">clear(strEdtLeft)</text:p>
        </text:list-item>
        <text:list-item>
          <text:p text:style-name="P30">clear(strEdtRight).</text:p>
        </text:list-item>
        <text:list-item>
          <text:p text:style-name="P30">clearAll().</text:p>
        </text:list-item>
        <text:list-item>
          <text:p text:style-name="P30">swap(strEdtLeft, strEdtRight).</text:p>
        </text:list-item>
        <text:list-item>
          <text:p text:style-name="P30">copy(strEdtLeft, strEdtRight).</text:p>
        </text:list-item>
        <text:list-item>
          <text:p text:style-name="P31">copy(strEdtRight, strEdtLeft).</text:p>
        </text:list-item>
      </text:list>
      <text:p text:style-name="P24"><draw:line text:anchor-type="paragraph" draw:z-index="2" draw:style-name="gr1" draw:text-style-name="P34" svg:x1="-1.127cm" svg:y1="0.434cm" svg:x2="17.819cm" svg:y2="0.459cm"><text:p/></draw:line></text:p>
      <text:p text:style-name="P2">Программа: </text:p>
      <text:p text:style-name="P2">main.cpp</text:p>
      <text:p text:style-name="P12"><text:span text:style-name="T9">#include</text:span><text:span text:style-name="T12"> </text:span><text:span text:style-name="T15">"mainwindow.h"</text:span></text:p>
      <text:p text:style-name="P14"><text:span text:style-name="T8">#include</text:span><text:span text:style-name="T11"> </text:span><text:span text:style-name="T14">&lt;QApplication&gt;</text:span></text:p>
      <text:p text:style-name="P17"><text:span text:style-name="T17">int</text:span><text:span text:style-name="T11"> </text:span><text:span text:style-name="T1">main(</text:span><text:span text:style-name="T17">int</text:span><text:span text:style-name="T11"> </text:span><text:span text:style-name="T1">argc,</text:span><text:span text:style-name="T11"> </text:span><text:span text:style-name="T17">char</text:span><text:span text:style-name="T11"> </text:span><text:span text:style-name="T1">*argv[])</text:span></text:p>
      <text:p text:style-name="P16">{</text:p>
      <text:p text:style-name="P17"><text:span text:style-name="T11"><text:s text:c="4"/></text:span><text:span text:style-name="T18">QApplication</text:span><text:span text:style-name="T11"> </text:span><text:span text:style-name="T1">a(argc,</text:span><text:span text:style-name="T11"> </text:span><text:span text:style-name="T1">argv);</text:span></text:p>
      <text:p text:style-name="P17"><text:span text:style-name="T11"><text:s text:c="4"/></text:span><text:span text:style-name="T18">MainWindow</text:span><text:span text:style-name="T11"> </text:span><text:span text:style-name="T1">w;</text:span></text:p>
      <text:p text:style-name="P14"><text:span text:style-name="T11"><text:s text:c="4"/></text:span><text:span text:style-name="T1">w.show();</text:span></text:p>
      <text:p text:style-name="P17"><text:span text:style-name="T11"><text:s text:c="4"/></text:span><text:span text:style-name="T17">return</text:span><text:span text:style-name="T11"> </text:span><text:span text:style-name="T1">a.exec();</text:span></text:p>
      <text:p text:style-name="P13">}</text:p>
      <text:p text:style-name="P32">mainwindow.h</text:p>
      <text:p text:style-name="P15"><text:span text:style-name="T10">#ifndef</text:span><text:span text:style-name="T13"> </text:span><text:span text:style-name="T16">MAINWINDOW_H</text:span></text:p>
      <text:p text:style-name="P14"><text:span text:style-name="T8">#define</text:span><text:span text:style-name="T11"> </text:span><text:span text:style-name="T8">MAINWINDOW_H</text:span></text:p>
      <text:p text:style-name="P14"><text:span text:style-name="T8">#include</text:span><text:span text:style-name="T11"> </text:span><text:span text:style-name="T14">&lt;QMainWindow&gt;</text:span></text:p>
      <text:p text:style-name="P17"><text:span text:style-name="T17">namespace</text:span><text:span text:style-name="T11"> </text:span><text:span text:style-name="T18">Ui</text:span><text:span text:style-name="T11"> </text:span><text:span text:style-name="T1">{</text:span></text:p>
      <text:p text:style-name="P17"><text:span text:style-name="T17">class</text:span><text:span text:style-name="T11"> </text:span><text:span text:style-name="T18">MainWindow</text:span><text:span text:style-name="T1">;</text:span></text:p>
      <text:p text:style-name="P13">}</text:p>
      <text:p text:style-name="P17"><text:span text:style-name="T17">class</text:span><text:span text:style-name="T11"> </text:span><text:span text:style-name="T18">MainWindow</text:span><text:span text:style-name="T11"> </text:span><text:span text:style-name="T1">:</text:span><text:span text:style-name="T11"> </text:span><text:span text:style-name="T17">public</text:span><text:span text:style-name="T11"> </text:span><text:span text:style-name="T18">QMainWindow</text:span></text:p>
      <text:p text:style-name="P16">{</text:p>
      <text:p text:style-name="P14"><text:span text:style-name="T11"><text:s text:c="4"/></text:span><text:span text:style-name="T8">Q_OBJECT</text:span></text:p>
      <text:p text:style-name="P17"><text:soft-page-break/><text:span text:style-name="T17">public</text:span><text:span text:style-name="T1">:</text:span></text:p>
      <text:p text:style-name="P17"><text:span text:style-name="T11"><text:s text:c="4"/></text:span><text:span text:style-name="T17">explicit</text:span><text:span text:style-name="T11"> </text:span><text:span text:style-name="T18">MainWindow</text:span><text:span text:style-name="T1">(</text:span><text:span text:style-name="T18">QWidget</text:span><text:span text:style-name="T11"> </text:span><text:span text:style-name="T1">*</text:span>parent<text:span text:style-name="T11"> </text:span><text:span text:style-name="T1">=</text:span><text:span text:style-name="T11"> </text:span><text:span text:style-name="T8">0</text:span><text:span text:style-name="T1">);</text:span></text:p>
      <text:p text:style-name="P14"><text:span text:style-name="T11"><text:s text:c="4"/></text:span><text:span text:style-name="T1">~</text:span><text:span text:style-name="T5">MainWindow</text:span><text:span text:style-name="T1">();</text:span></text:p>
      <text:p text:style-name="P14"><text:span text:style-name="T17">private</text:span><text:span text:style-name="T11"> </text:span><text:span text:style-name="T17">slots</text:span><text:span text:style-name="T1">:</text:span></text:p>
      <text:p text:style-name="P14"><text:span text:style-name="T11"><text:s text:c="4"/></text:span><text:span text:style-name="T17">void</text:span><text:span text:style-name="T11"> </text:span><text:span text:style-name="T1">on_actionClear_StrEdtLeft_triggered();</text:span></text:p>
      <text:p text:style-name="P14"><text:span text:style-name="T11"><text:s text:c="4"/></text:span><text:span text:style-name="T17">void</text:span><text:span text:style-name="T11"> </text:span><text:span text:style-name="T1">on_actionClear_StrEdtRight_triggered();</text:span></text:p>
      <text:p text:style-name="P14"><text:span text:style-name="T11"><text:s text:c="4"/></text:span><text:span text:style-name="T17">void</text:span><text:span text:style-name="T11"> </text:span><text:span text:style-name="T1">on_actionSwap_triggered();</text:span></text:p>
      <text:p text:style-name="P14"><text:span text:style-name="T11"><text:s text:c="4"/></text:span><text:span text:style-name="T17">void</text:span><text:span text:style-name="T11"> </text:span><text:span text:style-name="T1">on_actionCopy_Left_Right_triggered();</text:span></text:p>
      <text:p text:style-name="P14"><text:span text:style-name="T11"><text:s text:c="4"/></text:span><text:span text:style-name="T17">void</text:span><text:span text:style-name="T11"> </text:span><text:span text:style-name="T1">on_actionCopy_Right_Left_triggered();</text:span></text:p>
      <text:p text:style-name="P14"><text:span text:style-name="T11"><text:s text:c="4"/></text:span><text:span text:style-name="T17">void</text:span><text:span text:style-name="T11"> </text:span><text:span text:style-name="T1">on_actionClear_all_triggered();</text:span></text:p>
      <text:p text:style-name="P14"><text:span text:style-name="T11"><text:s text:c="4"/></text:span><text:span text:style-name="T17">void</text:span><text:span text:style-name="T11"> </text:span><text:span text:style-name="T1">on_actionClear_left_string_triggered();</text:span></text:p>
      <text:p text:style-name="P14"><text:span text:style-name="T11"><text:s text:c="4"/></text:span><text:span text:style-name="T17">void</text:span><text:span text:style-name="T11"> </text:span><text:span text:style-name="T1">on_actionClear_right_string_triggered();</text:span></text:p>
      <text:p text:style-name="P14"><text:span text:style-name="T11"><text:s text:c="4"/></text:span><text:span text:style-name="T17">void</text:span><text:span text:style-name="T11"> </text:span><text:span text:style-name="T1">on_actionSwap_2_triggered();</text:span></text:p>
      <text:p text:style-name="P14"><text:span text:style-name="T11"><text:s text:c="4"/></text:span><text:span text:style-name="T17">void</text:span><text:span text:style-name="T11"> </text:span><text:span text:style-name="T1">on_actionCopy_left_right_triggered();</text:span></text:p>
      <text:p text:style-name="P14"><text:span text:style-name="T11"><text:s text:c="4"/></text:span><text:span text:style-name="T17">void</text:span><text:span text:style-name="T11"> </text:span><text:span text:style-name="T1">on_actionCopy_right_left_triggered();</text:span></text:p>
      <text:p text:style-name="P14"><text:span text:style-name="T11"><text:s text:c="4"/></text:span><text:span text:style-name="T17">void</text:span><text:span text:style-name="T11"> </text:span><text:span text:style-name="T1">on_actionClear_all_2_triggered();</text:span></text:p>
      <text:p text:style-name="P14"><text:span text:style-name="T11"><text:s text:c="4"/></text:span><text:span text:style-name="T17">void</text:span><text:span text:style-name="T11"> </text:span><text:span text:style-name="T1">on_actionExit_triggered();</text:span></text:p>
      <text:p text:style-name="P17"><text:span text:style-name="T17">private</text:span><text:span text:style-name="T1">:</text:span></text:p>
      <text:p text:style-name="P17"><text:span text:style-name="T11"><text:s text:c="4"/></text:span><text:span text:style-name="T18">Ui</text:span><text:span text:style-name="T1">::</text:span><text:span text:style-name="T18">MainWindow</text:span><text:span text:style-name="T11"> </text:span><text:span text:style-name="T1">*</text:span><text:span text:style-name="T19">ui</text:span><text:span text:style-name="T1">;</text:span></text:p>
      <text:p text:style-name="P13">};</text:p>
      <text:p text:style-name="P17"><text:span text:style-name="T8">#endif</text:span><text:span text:style-name="T11"> </text:span><text:span text:style-name="T14">//</text:span><text:span text:style-name="T11"> </text:span><text:span text:style-name="T14">MAINWINDOW_H</text:span></text:p>
      <text:p text:style-name="P33"/>
      <text:p text:style-name="P5"><text:span text:style-name="T4">mainwindow.cpp</text:span><text:span text:style-name="T2"> </text:span></text:p>
      <text:p text:style-name="P11"><text:span text:style-name="T8">#include</text:span><text:span text:style-name="T11"> </text:span><text:span text:style-name="T14">"mainwindow.h"</text:span></text:p>
      <text:p text:style-name="P14"><text:span text:style-name="T8">#include</text:span><text:span text:style-name="T11"> </text:span><text:span text:style-name="T14">"ui_mainwindow.h"</text:span></text:p>
      <text:p text:style-name="P17"><text:span text:style-name="T18">MainWindow</text:span><text:span text:style-name="T1">::MainWindow(</text:span><text:span text:style-name="T18">QWidget</text:span><text:span text:style-name="T11"> </text:span><text:span text:style-name="T1">*parent)</text:span><text:span text:style-name="T11"> </text:span><text:span text:style-name="T1">:</text:span></text:p>
      <text:p text:style-name="P17"><text:span text:style-name="T11"><text:s text:c="4"/></text:span><text:span text:style-name="T18">QMainWindow</text:span><text:span text:style-name="T1">(parent),</text:span></text:p>
      <text:p text:style-name="P17"><text:span text:style-name="T11"><text:s text:c="4"/></text:span><text:span text:style-name="T19">ui</text:span><text:span text:style-name="T1">(</text:span><text:span text:style-name="T17">new</text:span><text:span text:style-name="T11"> </text:span><text:span text:style-name="T18">Ui</text:span><text:span text:style-name="T1">::</text:span><text:span text:style-name="T18">MainWindow</text:span><text:span text:style-name="T1">)</text:span></text:p>
      <text:p text:style-name="P16">{</text:p>
      <text:p text:style-name="P17"><text:span text:style-name="T11"><text:s text:c="4"/></text:span><text:span text:style-name="T19">ui</text:span><text:span text:style-name="T1">-&gt;setupUi(</text:span><text:span text:style-name="T17">this</text:span><text:span text:style-name="T1">);</text:span></text:p>
      <text:p text:style-name="P17"><text:span text:style-name="T11"><text:s text:c="4"/></text:span><text:span text:style-name="T1">setWindowTitle(</text:span><text:span text:style-name="T14">"My</text:span><text:span text:style-name="T11"> </text:span><text:span text:style-name="T14">first</text:span><text:span text:style-name="T11"> </text:span><text:span text:style-name="T14">programm!"</text:span><text:span text:style-name="T1">);</text:span></text:p>
      <text:p text:style-name="P13">}</text:p>
      <text:p text:style-name="P17"><text:span text:style-name="T18">MainWindow</text:span><text:span text:style-name="T1">::~</text:span><text:span text:style-name="T5">MainWindow</text:span><text:span text:style-name="T1">()</text:span></text:p>
      <text:p text:style-name="P16">{</text:p>
      <text:p text:style-name="P17"><text:span text:style-name="T11"><text:s text:c="4"/></text:span><text:span text:style-name="T17">delete</text:span><text:span text:style-name="T11"> </text:span><text:span text:style-name="T19">ui</text:span><text:span text:style-name="T1">;</text:span></text:p>
      <text:p text:style-name="P13">}</text:p>
      <text:p text:style-name="P17"><text:span text:style-name="T17">void</text:span><text:span text:style-name="T11"> </text:span><text:span text:style-name="T18">MainWindow</text:span><text:span text:style-name="T1">::on_actionClear_StrEdtLeft_triggered()</text:span></text:p>
      <text:p text:style-name="P16">{</text:p>
      <text:p text:style-name="P17"><text:span text:style-name="T11"><text:s text:c="4"/></text:span><text:span text:style-name="T19">ui</text:span><text:span text:style-name="T1">-&gt;</text:span>lineEdit<text:span text:style-name="T1">-&gt;</text:span>clear<text:span text:style-name="T1">();</text:span></text:p>
      <text:p text:style-name="P13">}</text:p>
      <text:p text:style-name="P17"><text:soft-page-break/><text:span text:style-name="T17">void</text:span><text:span text:style-name="T11"> </text:span><text:span text:style-name="T18">MainWindow</text:span><text:span text:style-name="T1">::on_actionClear_StrEdtRight_triggered()</text:span></text:p>
      <text:p text:style-name="P16">{</text:p>
      <text:p text:style-name="P17"><text:span text:style-name="T11"><text:s text:c="4"/></text:span><text:span text:style-name="T19">ui</text:span><text:span text:style-name="T1">-&gt;</text:span>lineEdit_2<text:span text:style-name="T1">-&gt;</text:span>clear<text:span text:style-name="T1">();</text:span></text:p>
      <text:p text:style-name="P13">}</text:p>
      <text:p text:style-name="P17"><text:span text:style-name="T17">void</text:span><text:span text:style-name="T11"> </text:span><text:span text:style-name="T18">MainWindow</text:span><text:span text:style-name="T1">::on_actionSwap_triggered()</text:span></text:p>
      <text:p text:style-name="P16">{</text:p>
      <text:p text:style-name="P17"><text:span text:style-name="T11"><text:s text:c="4"/></text:span><text:span text:style-name="T18">QString</text:span><text:span text:style-name="T11"> </text:span><text:span text:style-name="T1">str=</text:span><text:span text:style-name="T19">ui</text:span><text:span text:style-name="T1">-&gt;</text:span>lineEdit<text:span text:style-name="T1">-&gt;</text:span>text<text:span text:style-name="T1">();</text:span></text:p>
      <text:p text:style-name="P17"><text:span text:style-name="T11"><text:s text:c="4"/></text:span><text:span text:style-name="T19">ui</text:span><text:span text:style-name="T1">-&gt;</text:span>lineEdit<text:span text:style-name="T1">-&gt;</text:span>setText<text:span text:style-name="T1">(</text:span><text:span text:style-name="T19">ui</text:span><text:span text:style-name="T1">-&gt;</text:span>lineEdit_2<text:span text:style-name="T1">-&gt;</text:span>text<text:span text:style-name="T1">());</text:span></text:p>
      <text:p text:style-name="P17"><text:span text:style-name="T11"><text:s text:c="4"/></text:span><text:span text:style-name="T19">ui</text:span><text:span text:style-name="T1">-&gt;</text:span>lineEdit_2<text:span text:style-name="T1">-&gt;</text:span>setText<text:span text:style-name="T1">(str);</text:span></text:p>
      <text:p text:style-name="P13">}</text:p>
      <text:p text:style-name="P17"><text:span text:style-name="T17">void</text:span><text:span text:style-name="T11"> </text:span><text:span text:style-name="T18">MainWindow</text:span><text:span text:style-name="T1">::on_actionCopy_Left_Right_triggered()</text:span></text:p>
      <text:p text:style-name="P16">{</text:p>
      <text:p text:style-name="P17"><text:span text:style-name="T11"><text:s text:c="4"/></text:span><text:span text:style-name="T19">ui</text:span><text:span text:style-name="T1">-&gt;</text:span>lineEdit_2<text:span text:style-name="T1">-&gt;</text:span>setText<text:span text:style-name="T1">(</text:span><text:span text:style-name="T19">ui</text:span><text:span text:style-name="T1">-&gt;</text:span>lineEdit<text:span text:style-name="T1">-&gt;</text:span>text<text:span text:style-name="T1">());</text:span></text:p>
      <text:p text:style-name="P13">}</text:p>
      <text:p text:style-name="P17"><text:span text:style-name="T17">void</text:span><text:span text:style-name="T11"> </text:span><text:span text:style-name="T18">MainWindow</text:span><text:span text:style-name="T1">::on_actionCopy_Right_Left_triggered()</text:span></text:p>
      <text:p text:style-name="P16">{</text:p>
      <text:p text:style-name="P17"><text:span text:style-name="T11"><text:s text:c="5"/></text:span><text:span text:style-name="T19">ui</text:span><text:span text:style-name="T1">-&gt;</text:span>lineEdit<text:span text:style-name="T1">-&gt;</text:span>setText<text:span text:style-name="T1">((</text:span><text:span text:style-name="T19">ui</text:span><text:span text:style-name="T1">-&gt;</text:span>lineEdit_2<text:span text:style-name="T1">-&gt;</text:span>text<text:span text:style-name="T1">()));</text:span></text:p>
      <text:p text:style-name="P13">}</text:p>
      <text:p text:style-name="P17"><text:span text:style-name="T17">void</text:span><text:span text:style-name="T11"> </text:span><text:span text:style-name="T18">MainWindow</text:span><text:span text:style-name="T1">::on_actionClear_all_triggered()</text:span></text:p>
      <text:p text:style-name="P16">{</text:p>
      <text:p text:style-name="P17"><text:span text:style-name="T11"><text:s text:c="4"/></text:span><text:span text:style-name="T19">ui</text:span><text:span text:style-name="T1">-&gt;</text:span>lineEdit<text:span text:style-name="T1">-&gt;</text:span>clear<text:span text:style-name="T1">();</text:span></text:p>
      <text:p text:style-name="P17"><text:span text:style-name="T11"><text:s text:c="4"/></text:span><text:span text:style-name="T19">ui</text:span><text:span text:style-name="T1">-&gt;</text:span>lineEdit_2<text:span text:style-name="T1">-&gt;</text:span>clear<text:span text:style-name="T1">();</text:span></text:p>
      <text:p text:style-name="P13">}</text:p>
      <text:p text:style-name="P17"><text:span text:style-name="T17">void</text:span><text:span text:style-name="T11"> </text:span><text:span text:style-name="T18">MainWindow</text:span><text:span text:style-name="T1">::on_actionClear_left_string_triggered()</text:span></text:p>
      <text:p text:style-name="P16">{</text:p>
      <text:p text:style-name="P17"><text:span text:style-name="T11"><text:s text:c="4"/></text:span><text:span text:style-name="T19">ui</text:span><text:span text:style-name="T1">-&gt;</text:span>lineEdit<text:span text:style-name="T1">-&gt;</text:span>clear<text:span text:style-name="T1">();</text:span></text:p>
      <text:p text:style-name="P13">}</text:p>
      <text:p text:style-name="P17"><text:span text:style-name="T17">void</text:span><text:span text:style-name="T11"> </text:span><text:span text:style-name="T18">MainWindow</text:span><text:span text:style-name="T1">::on_actionClear_right_string_triggered()</text:span></text:p>
      <text:p text:style-name="P16">{</text:p>
      <text:p text:style-name="P17"><text:span text:style-name="T11"><text:s text:c="4"/></text:span><text:span text:style-name="T19">ui</text:span><text:span text:style-name="T1">-&gt;</text:span>lineEdit_2<text:span text:style-name="T1">-&gt;</text:span>clear<text:span text:style-name="T1">();</text:span></text:p>
      <text:p text:style-name="P13">}</text:p>
      <text:p text:style-name="P17"><text:span text:style-name="T17">void</text:span><text:span text:style-name="T11"> </text:span><text:span text:style-name="T18">MainWindow</text:span><text:span text:style-name="T1">::on_actionSwap_2_triggered()</text:span></text:p>
      <text:p text:style-name="P16">{</text:p>
      <text:p text:style-name="P17"><text:span text:style-name="T11"><text:s text:c="4"/></text:span><text:span text:style-name="T18">QString</text:span><text:span text:style-name="T11"> </text:span><text:span text:style-name="T1">str=</text:span><text:span text:style-name="T19">ui</text:span><text:span text:style-name="T1">-&gt;</text:span>lineEdit<text:span text:style-name="T1">-&gt;</text:span>text<text:span text:style-name="T1">();</text:span></text:p>
      <text:p text:style-name="P17"><text:span text:style-name="T11"><text:s text:c="4"/></text:span><text:span text:style-name="T19">ui</text:span><text:span text:style-name="T1">-&gt;</text:span>lineEdit<text:span text:style-name="T1">-&gt;</text:span>setText<text:span text:style-name="T1">(</text:span><text:span text:style-name="T19">ui</text:span><text:span text:style-name="T1">-&gt;</text:span>lineEdit_2<text:span text:style-name="T1">-&gt;</text:span>text<text:span text:style-name="T1">());</text:span></text:p>
      <text:p text:style-name="P17"><text:span text:style-name="T11"><text:s text:c="4"/></text:span><text:span text:style-name="T19">ui</text:span><text:span text:style-name="T1">-&gt;</text:span>lineEdit_2<text:span text:style-name="T1">-&gt;</text:span>setText<text:span text:style-name="T1">(str);</text:span></text:p>
      <text:p text:style-name="P13">}</text:p>
      <text:p text:style-name="P17"><text:span text:style-name="T17">void</text:span><text:span text:style-name="T11"> </text:span><text:span text:style-name="T18">MainWindow</text:span><text:span text:style-name="T1">::on_actionCopy_left_right_triggered()</text:span></text:p>
      <text:p text:style-name="P16">{</text:p>
      <text:p text:style-name="P17"><text:span text:style-name="T11"><text:s text:c="4"/></text:span><text:span text:style-name="T19">ui</text:span><text:span text:style-name="T1">-&gt;</text:span>lineEdit_2<text:span text:style-name="T1">-&gt;</text:span>setText<text:span text:style-name="T1">(</text:span><text:span text:style-name="T19">ui</text:span><text:span text:style-name="T1">-&gt;</text:span>lineEdit<text:span text:style-name="T1">-&gt;</text:span>text<text:span text:style-name="T1">());</text:span></text:p>
      <text:p text:style-name="P13">}</text:p>
      <text:p text:style-name="P17"><text:span text:style-name="T17">void</text:span><text:span text:style-name="T11"> </text:span><text:span text:style-name="T18">MainWindow</text:span><text:span text:style-name="T1">::on_actionCopy_right_left_triggered()</text:span></text:p>
      <text:p text:style-name="P16">{</text:p>
      <text:p text:style-name="P17"><text:span text:style-name="T11"><text:s text:c="4"/></text:span><text:span text:style-name="T19">ui</text:span><text:span text:style-name="T1">-&gt;</text:span>lineEdit<text:span text:style-name="T1">-&gt;</text:span>setText<text:span text:style-name="T1">((</text:span><text:span text:style-name="T19">ui</text:span><text:span text:style-name="T1">-&gt;</text:span>lineEdit_2<text:span text:style-name="T1">-&gt;</text:span>text<text:span text:style-name="T1">()));</text:span></text:p>
      <text:p text:style-name="P13">}</text:p>
      <text:p text:style-name="P17"><text:span text:style-name="T17">void</text:span><text:span text:style-name="T11"> </text:span><text:span text:style-name="T18">MainWindow</text:span><text:span text:style-name="T1">::on_actionClear_all_2_triggered()</text:span></text:p>
      <text:p text:style-name="P16">{</text:p>
      <text:p text:style-name="P17"><text:span text:style-name="T11"><text:s text:c="4"/></text:span><text:span text:style-name="T19">ui</text:span><text:span text:style-name="T1">-&gt;</text:span>lineEdit<text:span text:style-name="T1">-&gt;</text:span>clear<text:span text:style-name="T1">();</text:span></text:p>
      <text:p text:style-name="P17"><text:span text:style-name="T11"><text:s text:c="4"/></text:span><text:span text:style-name="T19">ui</text:span><text:span text:style-name="T1">-&gt;</text:span>lineEdit_2<text:span text:style-name="T1">-&gt;</text:span>clear<text:span text:style-name="T1">();</text:span></text:p>
      <text:p text:style-name="P13">}</text:p>
      <text:p text:style-name="P17"><text:span text:style-name="T17">void</text:span><text:span text:style-name="T11"> </text:span><text:span text:style-name="T18">MainWindow</text:span><text:span text:style-name="T1">::on_actionExit_triggered()</text:span></text:p>
      <text:p text:style-name="P16">{</text:p>
      <text:p text:style-name="P17"><text:span text:style-name="T11"><text:s text:c="4"/></text:span><text:span text:style-name="T8">qApp</text:span><text:span text:style-name="T1">-&gt;exit();</text:span><text:span text:style-name="T6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1" svg:font-family="'Courier New'" style:font-family-generic="modern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Century Schoolbook L" svg:font-family="'Century Schoolbook L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punctuation-wrap="simple" style:writing-mode="lr-tb"/>
      <style:text-properties fo:color="#00000a" style:font-name="Liberation Serif" fo:font-family="'Liberation Serif'" style:font-family-generic="roman" style:font-pitch="variable" fo:font-size="12pt" fo:language="ru" fo:country="RU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p37" style:family="paragraph" style:parent-style-name="Standard" style:default-outline-level="">
      <style:paragraph-properties fo:margin-top="0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8" style:family="paragraph" style:parent-style-name="Standard" style:default-outline-level="">
      <style:paragraph-properties fo:margin-top="0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9" style:family="paragraph" style:parent-style-name="Standard" style:default-outline-level="">
      <style:paragraph-properties fo:margin-top="0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екст_20_пособия" style:display-name="Текст пособия" style:family="paragraph" style:parent-style-name="Standard" style:default-outline-level="">
      <style:paragraph-properties fo:margin-left="0cm" fo:margin-right="0cm" fo:text-align="justify" style:justify-single-word="false" fo:text-indent="0.9cm" style:auto-text-indent="false"/>
      <style:text-properties fo:font-size="14pt" style:font-size-asian="14pt"/>
    </style:style>
    <style:style style:name="Текст_20_программы" style:display-name="Текст программы" style:family="paragraph" style:parent-style-name="Standard" style:default-outline-level="">
      <style:text-properties style:font-name="Courier New" fo:font-family="'Courier New'" style:font-family-generic="roman" style:font-pitch="variable" fo:font-size="12pt" fo:language="en" fo:country="US" style:font-size-asian="12pt" style:font-name-complex="Courier New3" style:font-family-complex="'Courier New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Текст_20_пособия_20_Знак" style:display-name="Текст пособия Знак" style:family="paragraph" style:parent-style-name="Standard">
      <style:paragraph-properties fo:margin-left="0cm" fo:margin-right="0cm" fo:text-indent="0.9cm" style:auto-text-indent="false"/>
    </style:style>
    <style:style style:name="Default_20_Paragraph_20_Font" style:display-name="Default Paragraph Font" style:family="text"/>
    <style:style style:name="s1" style:family="text" style:parent-style-name="Default_20_Paragraph_20_Font"/>
    <style:style style:name="Основной_20_шрифт_20_абзаца" style:display-name="Основной шрифт абзаца" style:family="text"/>
    <style:style style:name="Текст_20_программы_20_Знак" style:display-name="Текст программы Знак" style:family="text" style:parent-style-name="Основной_20_шрифт_20_абзаца">
      <style:text-properties style:font-name="Courier New" fo:font-family="'Courier New'" style:font-family-generic="roman" style:font-pitch="variable" fo:font-size="12pt" fo:language="en" fo:country="US" style:font-size-asian="12pt" style:font-name-complex="Courier New3" style:font-family-complex="'Courier New'" style:font-family-generic-complex="system" style:font-pitch-complex="variable" style:language-complex="ar" style:country-complex="SA"/>
    </style:style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style:font-name="Courier New2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  <style:text-properties style:font-name="Courier New2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52cm" fo:text-indent="-0.635cm" fo:margin-left="8.5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79cm" fo:text-indent="-0.635cm" fo:margin-left="9.7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1.06cm" fo:text-indent="-0.635cm" fo:margin-left="11.06cm"/>
        </style:list-level-properties>
        <style:text-properties style:font-name="Courier New2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33cm" fo:text-indent="-0.635cm" fo:margin-left="12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03:07:56</meta:creation-date>
    <meta:initial-creator>umbrella  </meta:initial-creator>
    <dc:language>ru-RU</dc:language>
    <dc:creator>umbrella  </dc:creator>
    <dc:date>2015-12-15T02:15:16.835494553</dc:date>
    <meta:editing-cycles>37</meta:editing-cycles>
    <meta:editing-duration>PT24M38S</meta:editing-duration>
    <meta:generator>LibreOffice/4.4.3.2$Linux_x86 LibreOffice_project/40m0$Build-2</meta:generator>
    <meta:printed-by>umbrella  </meta:printed-by>
    <meta:print-date>2015-12-07T00:05:02.853405244</meta:print-date>
    <meta:document-statistic meta:table-count="0" meta:image-count="0" meta:object-count="0" meta:page-count="4" meta:paragraph-count="139" meta:word-count="321" meta:character-count="3956" meta:non-whitespace-character-count="3584"/>
  </office:meta>
</office:document-meta>
</file>